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Tahoma" fo:font-size="20pt" fo:language="en" fo:country="US" fo:font-weight="normal" officeooo:rsid="00041886" officeooo:paragraph-rsid="00041886" style:font-size-asian="20pt" style:font-weight-asian="normal" style:font-size-complex="20pt" style:font-weight-complex="normal"/>
    </style:style>
    <style:style style:name="T1" style:family="text">
      <style:text-properties fo:language="en" fo:country="US" officeooo:rsid="0003a6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fessional issu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0<text:span text:style-name="T1">20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09-20T05:39:16.569000000</dc:date>
    <meta:editing-duration>PT7M57S</meta:editing-duration>
    <meta:editing-cycles>7</meta:editing-cycles>
    <meta:document-statistic meta:table-count="0" meta:image-count="0" meta:object-count="0" meta:page-count="2" meta:paragraph-count="2" meta:word-count="3" meta:character-count="23" meta:non-whitespace-character-count="22"/>
  </office:meta>
</office:document-meta>
</file>